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2A0000011E87A69D29D.wmf" manifest:media-type=""/>
  <manifest:file-entry manifest:full-path="Pictures/200000090000106B00000F6DA5609C3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9806in" table:align="righ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5.7306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6339in" style:type="center"/>
        </style:tab-stops>
      </style:paragraph-properties>
      <style:text-properties style:font-name="Arial" fo:font-size="20pt" fo:font-weight="bold" style:font-size-asian="20pt" style:font-weight-asian="bold" style:font-name-complex="Arial" style:font-size-complex="2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6339in" style:type="center"/>
        </style:tab-stops>
      </style:paragraph-properties>
      <style:text-properties style:font-name="Arial" fo:font-size="22pt" fo:font-weight="bold" style:font-name-asian="Arial" style:font-size-asian="22pt" style:font-weight-asian="bold" style:font-name-complex="Arial" style:font-size-complex="22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text-properties style:font-name="Arial" fo:font-size="8pt" fo:language="es" fo:country="EC" fo:font-weight="bold" style:font-size-asian="8pt" style:font-weight-asian="bold" style:font-name-complex="Arial" style:font-size-complex="8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center" style:justify-single-word="false">
        <style:tab-stops>
          <style:tab-stop style:position="2.6339in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 style:vertical-align="middle"/>
      <style:text-properties style:font-name="Arial" fo:font-size="11pt" fo:language="pt" fo:country="BR" style:font-size-asian="11pt" style:font-name-complex="Arial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language="pt" fo:country="BR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8pt" fo:language="pt" fo:country="BR" fo:font-weight="bold" style:font-size-asian="18pt" style:font-weight-asian="bold" style:font-name-complex="Arial" style:font-size-complex="18pt" style:font-weight-complex="bold"/>
    </style:style>
    <style:style style:name="P15" style:family="paragraph" style:parent-style-name="Footer">
      <style:paragraph-properties fo:text-align="center" style:justify-single-word="false"/>
      <style:text-properties style:font-name="Arial" fo:font-size="8pt" fo:language="es" fo:country="EC" style:font-size-asian="8pt" style:font-name-complex="Arial" style:font-size-complex="8pt"/>
    </style:style>
    <style:style style:name="P16" style:family="paragraph" style:parent-style-name="Párrafo_20_de_20_lista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Párrafo_20_de_20_lista">
      <style:paragraph-properties fo:margin-left="0in" fo:margin-right="0in" fo:text-align="justify" style:justify-single-word="false" fo:text-indent="0in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WW-Default">
      <style:paragraph-properties fo:margin-left="1.6252in" fo:margin-right="0in" fo:text-align="justify" style:justify-single-word="false" fo:text-indent="-1.6252in" style:auto-text-indent="false"/>
      <style:text-properties fo:font-size="11pt" style:font-size-asian="11pt" style:font-size-complex="11pt"/>
    </style:style>
    <style:style style:name="P19" style:family="paragraph" style:parent-style-name="WW-Default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23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2.6339in" style:type="center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 style:master-page-name="Standard">
      <style:paragraph-properties fo:text-align="start" style:justify-single-word="false" style:page-number="auto" fo:break-before="page">
        <style:tab-stops>
          <style:tab-stop style:position="2.6339in" style:type="center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5" style:family="paragraph" style:parent-style-name="WW-Default">
      <style:paragraph-properties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language="pt" fo:country="BR" fo:font-weight="bold" style:font-weight-asian="bold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style:font-name-complex="Arial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Oficio № <text:text-input text:description="&lt;o.full_name"/><text:placeholder text:placeholder-type="text">&lt;rec.trade_no&gt;</text:placeholder></text:p>
      <text:p text:style-name="P19">Guayaquil, <text:span text:style-name="T7"><text:placeholder text:placeholder-type="text">&lt;date&gt;</text:placeholder></text:span></text:p>
      <text:p text:style-name="P9"/>
      <text:p text:style-name="P9"/>
      <text:p text:style-name="P9">Asunto: Registro de documentos</text:p>
      <text:p text:style-name="P9"/>
      <text:p text:style-name="P9"/>
      <text:p text:style-name="P18">Señor </text:p>
      <text:p text:style-name="P6">DIRECTOR GENERAL DE RECURSOS HUMANOS</text:p>
      <text:p text:style-name="P17">Presente</text:p>
      <text:p text:style-name="P17"/>
      <text:p text:style-name="P17">De mi consideración:</text:p>
      <text:p text:style-name="P16"/>
      <text:p text:style-name="P9"><text:span text:style-name="T1">En el anexo se dignará encontrar usted señor Contralmirante, Director General de Recursos Humanos, copia(s) de documento(s) debidamente notariada(s), obtenidos por el(la) </text:span><text:span text:style-name="T4"><text:placeholder text:placeholder-type="text">&lt;applicant.full_name&gt;</text:placeholder></text:span><text:span text:style-name="T1">, los mismos que detallo en el listado adjunto, fin se digne disponer a quien corresponda se registre en su libreta de vida naval.</text:span></text:p>
      <text:p text:style-name="P10"/>
      <text:p text:style-name="P10"/>
      <text:p text:style-name="P10">Atentamente, </text:p>
      <text:p text:style-name="P10"/>
      <text:p text:style-name="P10"/>
      <text:p text:style-name="P10"/>
      <text:p text:style-name="P8"><text:span text:style-name="T2"><text:placeholder text:placeholder-type="text">&lt;rec.director_fname&gt;</text:placeholder></text:span><text:span text:style-name="T1"> </text:span><text:span text:style-name="T1"><text:placeholder text:placeholder-type="text">&lt;rec.director_lname1&gt;</text:placeholder></text:span><text:span text:style-name="T1"> </text:span><text:span text:style-name="T2"><text:placeholder text:placeholder-type="text">&lt;rec.director_lname2&gt;</text:placeholder></text:span></text:p>
      <text:p text:style-name="P13"><text:placeholder text:placeholder-type="text">&lt;director.grade_id and director.grade_id.name or ''&gt;</text:placeholder></text:p>
      <text:p text:style-name="P12">DIRECTOR GENERAL DE EDUCACION Y DOCTRINA </text:p>
      <text:p text:style-name="P10"/>
      <text:p text:style-name="P10">Anexo: <text:placeholder text:placeholder-type="text">&lt;rec.no_annex&gt;</text:placeholder> f/ú</text:p>
      <text:p text:style-name="P10"/>
      <text:p text:style-name="P10">Copia para: <text:text-input text:description="o.applicant_id.full_name"/><text:span text:style-name="T5"><text:placeholder text:placeholder-type="text">&lt;applicant.full_name&gt;</text:placeholder></text:span><text:span text:style-name="T3"> (</text:span><text:span text:style-name="T3"><text:placeholder text:placeholder-type="text">&lt;rec.allocation&gt;</text:placeholder></text:span><text:span text:style-name="T3">)</text:span></text:p>
      <text:p text:style-name="P10"><text:tab/> <text:s text:c="7"/>Archivo </text:p>
      <text:p text:style-name="P10"/>
      <text:p text:style-name="P10"><text:placeholder text:placeholder-type="text">&lt;rec.signature&gt;</text:placeholder></text:p>
      <text:p text:style-name="P24">Oficio № <text:text-input text:description="&lt;o.full_name"/><text:placeholder text:placeholder-type="text">&lt;rec.trade_no&gt;</text:placeholder></text:p>
      <text:p text:style-name="P25">Guayaquil, <text:span text:style-name="T6"><text:placeholder text:placeholder-type="text">&lt;date&gt;</text:placeholder></text:span></text:p>
      <text:p text:style-name="P22"/>
      <text:p text:style-name="P22"/>
      <text:p text:style-name="P21">Listado adjunto</text:p>
      <text:p text:style-name="P10"/>
      <text:p text:style-name="P10"/>
      <text:p text:style-name="P10"><text:placeholder text:placeholder-type="text">&lt;for each="d in rec_detail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·</text:p>
          </table:table-cell>
          <table:table-cell table:style-name="Table1.B1" office:value-type="string">
            <text:p text:style-name="P11"><text:placeholder text:placeholder-type="text">&lt;d.title&gt;</text:placeholder></text:p>
          </table:table-cell>
        </table:table-row>
      </table:table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" fo:font-size="12pt" style:font-size-asian="12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weight="bold" style:font-weight-asian="bold" style:font-name-complex="Ari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a_20_2" style:display-name="Lista 2" style:family="paragraph" style:parent-style-name="Standard">
      <style:paragraph-properties fo:margin="100%" fo:margin-left="0.3929in" fo:margin-right="0in" fo:margin-top="0in" fo:margin-bottom="0in" fo:text-indent="-0.1965in" style:auto-text-indent="false"/>
    </style:style>
    <style:style style:name="Encabezado_20_de_20_mensaje" style:display-name="Encabezado de mensaje" style:family="paragraph" style:parent-style-name="Standard">
      <style:paragraph-properties fo:margin="100%" fo:margin-left="0.7874in" fo:margin-right="0in" fo:margin-top="0in" fo:margin-bottom="0in" fo:text-indent="-0.7874in" style:auto-text-indent="false"/>
      <style:text-properties style:font-name="Arial" fo:font-size="12pt" style:font-size-asian="12pt" style:font-name-complex="Arial"/>
    </style:style>
    <style:style style:name="Text_20_body_20_indent" style:display-name="Text body indent" style:family="paragraph" style:parent-style-name="Standard" style:class="text">
      <style:paragraph-properties fo:margin="100%" fo:margin-left="0.0984in" fo:margin-right="0in" fo:margin-top="0in" fo:margin-bottom="0in" fo:text-align="justify" style:justify-single-word="false" fo:text-indent="0in" style:auto-text-indent="false"/>
      <style:text-properties style:font-name="Arial" fo:font-size="11pt" style:font-size-asian="11pt" style:font-name-complex="Arial"/>
    </style:style>
    <style:style style:name="Sangría_20_2_20_de_20_t._20_independiente" style:display-name="Sangría 2 de t. independiente" style:family="paragraph" style:parent-style-name="Standard">
      <style:paragraph-properties fo:margin="100%" fo:margin-left="0in" fo:margin-right="0in" fo:margin-top="0in" fo:margin-bottom="0in" fo:text-align="justify" style:justify-single-word="false" fo:text-indent="-0.0984in" style:auto-text-indent="false"/>
      <style:text-properties style:font-name="Arial" fo:font-size="11pt" style:font-size-asian="11pt" style:font-name-complex="Arial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Standard">
      <style:paragraph-properties fo:margin="100%" fo:margin-left="0.4917in" fo:margin-right="0in" fo:margin-top="0in" fo:margin-bottom="0in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s" fo:country="EC" style:font-name-asian="Times New Roman" style:font-size-asian="12pt" style:font-name-complex="Arial" style:font-size-complex="12pt" style:language-complex="ar" style:country-complex="SA"/>
    </style:style>
    <style:style style:name="Lista_20_con_20_viñetas" style:display-name="Lista con viñetas" style:family="paragraph" style:parent-style-name="Standard" style:list-style-name="WW8Num1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Times New Roman" fo:font-size="16pt" fo:font-weight="bold" style:font-size-asian="16pt" style:font-weight-asian="bold" style:font-name-complex="Times New Roman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1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/>
    </style:style>
    <style:style style:name="WW8Num10z0" style:family="text">
      <style:text-properties style:font-name-complex="Times New Roman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Arial" style:font-name-complex="Arial"/>
    </style:style>
    <style:style style:name="WW8Num15z0" style:family="text">
      <style:text-properties fo:font-size="11pt" style:font-size-asian="11pt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St1z0" style:family="text">
      <style:text-properties style:font-name="Wingdings" fo:font-size="14pt" fo:font-style="normal" style:text-underline-style="none" fo:font-weight="normal" style:font-size-asian="14pt" style:font-style-asian="normal" style:font-weight-asian="normal" style:font-name-complex="Wingdings"/>
    </style:style>
    <style:style style:name="WW8NumSt2z0" style:family="text">
      <style:text-properties style:font-name="Wingdings" fo:font-size="12pt" fo:font-style="normal" style:text-underline-style="none" fo:font-weight="normal" style:font-size-asian="12pt" style:font-style-asian="normal" style:font-weight-asian="normal" style:font-name-complex="Wingdings"/>
    </style:style>
    <style:style style:name="WW8NumSt3z0" style:family="text">
      <style:text-properties style:font-name="Wingdings" fo:font-size="12pt" fo:font-style="normal" style:text-underline-style="none" fo:font-weight="bold" style:font-size-asian="12pt" style:font-style-asian="normal" style:font-weight-asian="bold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Sangría_20_3_20_de_20_t._20_independiente_20_Car" style:display-name="Sangría 3 de t. independiente Car" style:family="text">
      <style:text-properties fo:font-size="8pt" fo:language="es" fo:country="ES" style:font-size-asian="8pt" style:font-size-complex="8pt"/>
    </style:style>
    <style:style style:name="Texto_20_independiente_20_Car" style:display-name="Texto independiente Car" style:family="text">
      <style:text-properties style:font-name="Arial" fo:font-size="11pt" fo:language="es" fo:country="ES" style:font-size-asian="11pt" style:font-name-complex="Arial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46in" fo:text-indent="-0.25in" fo:margin-left="1.114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917in" fo:margin-left="0.6854in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1.1146in" fo:text-indent="-0.25in" fo:margin-left="1.114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854in" fo:text-indent="-0.8854in" fo:margin-left="0.885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style:font-name-complex="Arial"/>
    </style:style>
    <style:style style:name="MP2" style:family="paragraph" style:parent-style-name="Standard">
      <style:paragraph-properties fo:text-align="center" style:justify-single-word="false">
        <style:tab-stops>
          <style:tab-stop style:position="2.6339in" style:type="center"/>
        </style:tab-stops>
      </style:paragraph-properties>
      <style:text-properties style:font-name="Arial" fo:font-size="20pt" fo:font-weight="bold" style:font-size-asian="20pt" style:font-weight-asian="bold" style:font-name-complex="Arial" style:font-size-complex="20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2.6339in" style:type="center"/>
        </style:tab-stops>
      </style:paragraph-properties>
      <style:text-properties style:font-name="Arial" fo:font-size="22pt" fo:font-weight="bold" style:font-name-asian="Arial" style:font-size-asian="22pt" style:font-weight-asian="bold" style:font-name-complex="Arial" style:font-size-complex="22pt"/>
    </style:style>
    <style:style style:name="MP4" style:family="paragraph" style:parent-style-name="Standard">
      <style:text-properties style:font-name="Arial" fo:font-size="9pt" style:font-size-asian="9pt" style:font-name-complex="Arial" style:font-size-complex="9pt"/>
    </style:style>
    <style:style style:name="MP5" style:family="paragraph" style:parent-style-name="Standard">
      <style:text-properties style:font-name="Arial" fo:font-size="8pt" fo:language="es" fo:country="EC" fo:font-weight="bold" style:font-size-asian="8pt" style:font-weight-asian="bold" style:font-name-complex="Arial" style:font-size-complex="8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2.6339in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MP7" style:family="paragraph" style:parent-style-name="Footer">
      <style:paragraph-properties fo:text-align="center" style:justify-single-word="false"/>
      <style:text-properties style:font-name="Arial" fo:font-size="8pt" fo:language="es" fo:country="EC" style:font-size-asian="8pt" style:font-name-complex="Arial" style:font-size-complex="8pt"/>
    </style:style>
    <style:style style:name="M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9055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7in" style:dynamic-spacing="true"/>
      </style:header-style>
      <style:footer-style>
        <style:header-footer-properties fo:min-height="0.2756in" fo:margin-left="0in" fo:margin-right="0in" fo:margin-top="0.236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783in" fo:margin-bottom="1.1811in" fo:margin-left="1.1811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6" text:anchor-type="char" svg:x="5.4807in" svg:y="-0.0075in" svg:width="0.7335in" svg:height="0.6882in" draw:z-index="1"><draw:image xlink:href="Pictures/200000090000106B00000F6DA5609C39.wmf" xlink:type="simple" xlink:show="embed" xlink:actuate="onLoad"/><draw:contour-polygon svg:width="1.6453in" svg:height="1.5154in" svg:viewBox="0 0 4179 3849" draw:points="-92,0 -92,3849 4179,3849 4179,0" draw:recreate-on-edit="false"/></draw:frame><draw:frame draw:style-name="Mfr1" draw:name="Imagen 4" text:anchor-type="char" svg:x="0.4917in" svg:y="0.0252in" svg:width="0.5752in" svg:height="0.6602in" draw:z-index="3"><draw:image xlink:href="Pictures/20000009000012A0000011E87A69D29D.wmf" xlink:type="simple" xlink:show="embed" xlink:actuate="onLoad"/><draw:contour-polygon svg:width="1.9039in" svg:height="1.7744in" svg:viewBox="0 0 4836 4507" draw:points="-145,0 -145,4507 4836,4507 4836,0" draw:recreate-on-edit="false"/></draw:frame><text:tab/> <text:s text:c="7"/></text:p>
        <text:p text:style-name="MP2">ARMADA DEL ECUADOR</text:p>
        <text:p text:style-name="MP3"><draw:frame draw:style-name="Mfr2" draw:name="Frame1" text:anchor-type="char" svg:x="5.0827in" svg:y="0.202in" svg:width="1.6035in" svg:height="0.5626in" draw:z-index="5"><draw:text-box><text:p text:style-name="MP4"/><text:p text:style-name="MP4">El Ecuador ha sido, es</text:p><text:p text:style-name="MP4">y será <text:s/>País Amazónico</text:p></draw:text-box></draw:frame><draw:frame draw:style-name="Mfr2" draw:name="Frame2" text:anchor-type="char" svg:x="-0.1091in" svg:y="0.3346in" svg:width="1.7in" svg:height="0.2882in" draw:z-index="7"><draw:text-box><text:p text:style-name="MP5">REPUBLICA DEL ECUADOR</text:p></draw:text-box></draw:frame> </text:p>
        <text:p text:style-name="MP6">DIRECCION GENERAL DE EDUCACION </text:p>
        <text:p text:style-name="MP6">Y DOCTRINA</text:p>
        <text:p text:style-name="MP6"/>
        <text:p text:style-name="MP6"/>
      </style:header>
      <style:footer>
        <text:p text:style-name="MP7">Av. P.M. Gilbert – Junto al Puente Unidad Nacional – Telefax (04)2394722 – pág. web: www.digedo.armada.mil.ec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 Ecuador ha sido, es</dc:title>
    <meta:initial-creator>LA LUZ</meta:initial-creator>
    <meta:creation-date>2012-07-04T17:08:00</meta:creation-date>
    <dc:creator>Manuel Ulloa</dc:creator>
    <dc:date>2012-08-22T13:58:06</dc:date>
    <meta:print-date>2012-06-22T12:44:00</meta:print-date>
    <meta:editing-cycles>140</meta:editing-cycles>
    <meta:editing-duration>PT10H2M34S</meta:editing-duration>
    <meta:generator>LibreOffice/3.5$Linux_X86_64 LibreOffice_project/350m1$Build-2</meta:generator>
    <meta:document-statistic meta:table-count="1" meta:image-count="2" meta:object-count="0" meta:page-count="2" meta:paragraph-count="32" meta:word-count="140" meta:character-count="1086" meta:non-whitespace-character-count="948"/>
    <meta:user-defined meta:name="Info 1"/>
    <meta:user-defined meta:name="Info 2"/>
    <meta:user-defined meta:name="Info 3"/>
    <meta:user-defined meta:name="Info 4"/>
  </office:meta>
</office:document-meta>
</file>